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37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2.444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327in"/>
    </style:style>
    <style:style style:name="co6" style:family="table-column">
      <style:table-column-properties fo:break-before="auto" style:column-width="2.2563in"/>
    </style:style>
    <style:style style:name="co7" style:family="table-column">
      <style:table-column-properties fo:break-before="auto" style:column-width="1.0717in"/>
    </style:style>
    <style:style style:name="co8" style:family="table-column">
      <style:table-column-properties fo:break-before="auto" style:column-width="1.10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2" style:family="table-cell" style:parent-style-name="Default" style:data-style-name="N100">
      <style:table-cell-properties fo:background-color="#ffff00" style:text-align-source="fix" style:repeat-content="false"/>
      <style:paragraph-properties fo:text-align="end" fo:margin-left="0in"/>
    </style:style>
    <style:style style:name="ce13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in"/>
    </style:style>
    <style:style style:name="ce3" style:family="table-cell" style:parent-style-name="Default" style:data-style-name="N100"/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AgroTrakCornSoy_aiList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8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groTrak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CompTox.PREFERRED_NAME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cas.alt</text:p>
          </table:table-cell>
          <table:table-cell office:value-type="string" calcext:value-type="string">
            <text:p>cas.inEcoTox</text:p>
          </table:table-cell>
        </table:table-row>
        <table:table-row table:style-name="ro1">
          <table:table-cell office:value-type="string" calcext:value-type="string">
            <text:p>2,4-DB (H)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2,4-DB</text:p>
          </table:table-cell>
          <table:table-cell office:value-type="string" calcext:value-type="string">
            <text:p>2,4-Dichlorophenoxybutyric acid</text:p>
          </table:table-cell>
          <table:table-cell office:value-type="float" office:value="94826" calcext:value-type="float">
            <text:p>94826</text:p>
          </table:table-cell>
          <table:table-cell table:style-name="ce8" office:value-type="float" office:value="94757" calcext:value-type="float">
            <text:p>94757</text:p>
          </table:table-cell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ENTAZON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BENTAZONE</text:p>
          </table:table-cell>
          <table:table-cell office:value-type="string" calcext:value-type="string">
            <text:p>Bentazone</text:p>
          </table:table-cell>
          <table:table-cell office:value-type="float" office:value="25057890" calcext:value-type="float">
            <text:p>25057890</text:p>
          </table:table-cell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YANAZIN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CYANAZINE</text:p>
          </table:table-cell>
          <table:table-cell office:value-type="string" calcext:value-type="string">
            <text:p>Cyanazine</text:p>
          </table:table-cell>
          <table:table-cell office:value-type="float" office:value="21725462" calcext:value-type="float">
            <text:p>21725462</text:p>
          </table:table-cell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LUMICLORAC (H)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FLUMICLORAC</text:p>
          </table:table-cell>
          <table:table-cell office:value-type="string" calcext:value-type="string">
            <text:p>[2-Chloro-5-(1,3-dioxo-1,3,4,5,6,7-hexahydroisoindol-2-yl)-4-fluorophenoxy]acetic acid</text:p>
          </table:table-cell>
          <table:table-cell table:style-name="ce9" office:value-type="string" calcext:value-type="string">
            <text:p>87547044</text:p>
          </table:table-cell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LUFOSINATE (H)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GLUFOSINATE</text:p>
          </table:table-cell>
          <table:table-cell office:value-type="string" calcext:value-type="string">
            <text:p>Glufosinate</text:p>
          </table:table-cell>
          <table:table-cell office:value-type="float" office:value="51276472" calcext:value-type="float">
            <text:p>51276472</text:p>
          </table:table-cell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ALOSULFURON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HALOSULFURON</text:p>
          </table:table-cell>
          <table:table-cell office:value-type="string" calcext:value-type="string">
            <text:p>Halosulfuron</text:p>
          </table:table-cell>
          <table:table-cell office:value-type="float" office:value="135397307" calcext:value-type="float">
            <text:p>135397307</text:p>
          </table:table-cell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MAZAPYR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IMAZAPYR</text:p>
          </table:table-cell>
          <table:table-cell office:value-type="string" calcext:value-type="string">
            <text:p>Imazapyr</text:p>
          </table:table-cell>
          <table:table-cell office:value-type="float" office:value="81334341" calcext:value-type="float">
            <text:p>81334341</text:p>
          </table:table-cell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SOXAFLUTOL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ISOXAFLUTOLE</text:p>
          </table:table-cell>
          <table:table-cell office:value-type="string" calcext:value-type="string">
            <text:p>Isoxaflutole</text:p>
          </table:table-cell>
          <table:table-cell office:value-type="float" office:value="141112290" calcext:value-type="float">
            <text:p>141112290</text:p>
          </table:table-cell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ETRIBUZIN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METRIBUZIN</text:p>
          </table:table-cell>
          <table:table-cell office:value-type="string" calcext:value-type="string">
            <text:p>Metribuzin</text:p>
          </table:table-cell>
          <table:table-cell office:value-type="float" office:value="21087649" calcext:value-type="float">
            <text:p>21087649</text:p>
          </table:table-cell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RIMISULFURON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PRIMISULFURON</text:p>
          </table:table-cell>
          <table:table-cell office:value-type="string" calcext:value-type="string">
            <text:p>2-[4,6-Bis(difluoromethoxy)pyrimidin-2-ylcarbamoylsulfamoyl]benzoic acid</text:p>
          </table:table-cell>
          <table:table-cell office:value-type="float" office:value="113036876" calcext:value-type="float">
            <text:p>113036876</text:p>
          </table:table-cell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ULFOSAT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SULFOSATE</text:p>
          </table:table-cell>
          <table:table-cell office:value-type="string" calcext:value-type="string">
            <text:p>Glyphosate-trimesium</text:p>
          </table:table-cell>
          <table:table-cell office:value-type="float" office:value="81591813" calcext:value-type="float">
            <text:p>81591813</text:p>
          </table:table-cell>
          <table:table-cell table:style-name="ce8" office:value-type="float" office:value="1071836" calcext:value-type="float">
            <text:p>1071836</text:p>
          </table:table-cell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HIFENSULFURON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THIFENSULFURON</text:p>
          </table:table-cell>
          <table:table-cell office:value-type="string" calcext:value-type="string">
            <text:p>Thifensulfuron</text:p>
          </table:table-cell>
          <table:table-cell office:value-type="float" office:value="79277671" calcext:value-type="float">
            <text:p>79277671</text:p>
          </table:table-cell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ACILLUS THURINGIENSIS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BACILLUS THURINGIENSIS</text:p>
          </table:table-cell>
          <table:table-cell office:value-type="string" calcext:value-type="string">
            <text:p>Bacillus thuringiensis</text:p>
          </table:table-cell>
          <table:table-cell office:value-type="float" office:value="68038711" calcext:value-type="float">
            <text:p>68038711</text:p>
          </table:table-cell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IFENTHRIN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BIFENTHRIN</text:p>
          </table:table-cell>
          <table:table-cell office:value-type="string" calcext:value-type="string">
            <text:p>Bifenthrin</text:p>
          </table:table-cell>
          <table:table-cell table:style-name="ce9" office:value-type="string" calcext:value-type="string">
            <text:p>82657043</text:p>
          </table:table-cell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YFLUTHRIN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CYFLUTHRIN</text:p>
          </table:table-cell>
          <table:table-cell office:value-type="string" calcext:value-type="string">
            <text:p>Cyfluthrin</text:p>
          </table:table-cell>
          <table:table-cell office:value-type="float" office:value="68359375" calcext:value-type="float">
            <text:p>68359375</text:p>
          </table:table-cell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ONOFOS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FONOFOS</text:p>
          </table:table-cell>
          <table:table-cell office:value-type="string" calcext:value-type="string">
            <text:p>Fonofos</text:p>
          </table:table-cell>
          <table:table-cell office:value-type="float" office:value="944229" calcext:value-type="float">
            <text:p>944229</text:p>
          </table:table-cell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EBUPIRIMPHOS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TEBUPIRIMPHOS</text:p>
          </table:table-cell>
          <table:table-cell office:value-type="string" calcext:value-type="string">
            <text:p>Tebupirimfos</text:p>
          </table:table-cell>
          <table:table-cell office:value-type="float" office:value="96182535" calcext:value-type="float">
            <text:p>96182535</text:p>
          </table:table-cell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CIFLUORFEN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ACIFLUORFEN</text:p>
          </table:table-cell>
          <table:table-cell office:value-type="string" calcext:value-type="string">
            <text:p>Acifluorfen</text:p>
          </table:table-cell>
          <table:table-cell office:value-type="float" office:value="50594666" calcext:value-type="float">
            <text:p>50594666</text:p>
          </table:table-cell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HLORIMURON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CHLORIMURON</text:p>
          </table:table-cell>
          <table:table-cell office:value-type="string" calcext:value-type="string">
            <text:p>Chlorimuron</text:p>
          </table:table-cell>
          <table:table-cell office:value-type="float" office:value="99283008" calcext:value-type="float">
            <text:p>99283008</text:p>
          </table:table-cell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LETHODIM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CLETHODIM</text:p>
          </table:table-cell>
          <table:table-cell office:value-type="string" calcext:value-type="string">
            <text:p>Clethodim</text:p>
          </table:table-cell>
          <table:table-cell office:value-type="float" office:value="99129212" calcext:value-type="float">
            <text:p>99129212</text:p>
          </table:table-cell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ENOXAPROP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FENOXAPROP</text:p>
          </table:table-cell>
          <table:table-cell office:value-type="string" calcext:value-type="string">
            <text:p>Fenoxaprop</text:p>
          </table:table-cell>
          <table:table-cell table:style-name="ce9" office:value-type="string" calcext:value-type="string">
            <text:p>95617097</text:p>
          </table:table-cell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LUAZIFOP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FLUAZIFOP</text:p>
          </table:table-cell>
          <table:table-cell office:value-type="string" calcext:value-type="string">
            <text:p>Fluazifop</text:p>
          </table:table-cell>
          <table:table-cell office:value-type="float" office:value="69335917" calcext:value-type="float">
            <text:p>69335917</text:p>
          </table:table-cell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OMESAFEN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FOMESAFEN</text:p>
          </table:table-cell>
          <table:table-cell office:value-type="string" calcext:value-type="string">
            <text:p>Fomesafen</text:p>
          </table:table-cell>
          <table:table-cell office:value-type="float" office:value="72178020" calcext:value-type="float">
            <text:p>72178020</text:p>
          </table:table-cell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ORFLURAZON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NORFLURAZON</text:p>
          </table:table-cell>
          <table:table-cell office:value-type="string" calcext:value-type="string">
            <text:p>Norflurazon</text:p>
          </table:table-cell>
          <table:table-cell office:value-type="float" office:value="27314132" calcext:value-type="float">
            <text:p>27314132</text:p>
          </table:table-cell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ERNOLAT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VERNOLATE</text:p>
          </table:table-cell>
          <table:table-cell office:value-type="string" calcext:value-type="string">
            <text:p>Vernolate</text:p>
          </table:table-cell>
          <table:table-cell office:value-type="float" office:value="1929777" calcext:value-type="float">
            <text:p>1929777</text:p>
          </table:table-cell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IMETHENAMID-P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DIMETHENAMID-P</text:p>
          </table:table-cell>
          <table:table-cell office:value-type="string" calcext:value-type="string">
            <text:p>Dimethenamid-P</text:p>
          </table:table-cell>
          <table:table-cell office:value-type="float" office:value="163515148" calcext:value-type="float">
            <text:p>163515148</text:p>
          </table:table-cell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LUROXYPYR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FLUROXYPYR</text:p>
          </table:table-cell>
          <table:table-cell office:value-type="string" calcext:value-type="string">
            <text:p>Fluroxypyr</text:p>
          </table:table-cell>
          <table:table-cell office:value-type="float" office:value="69377817" calcext:value-type="float">
            <text:p>69377817</text:p>
          </table:table-cell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ETSULFURON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METSULFURON</text:p>
          </table:table-cell>
          <table:table-cell office:value-type="string" calcext:value-type="string">
            <text:p>Metsulfuron</text:p>
          </table:table-cell>
          <table:table-cell office:value-type="float" office:value="79510488" calcext:value-type="float">
            <text:p>79510488</text:p>
          </table:table-cell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ZETA-CYPERMETHRIN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ZETA-CYPERMETHRIN</text:p>
          </table:table-cell>
          <table:table-cell office:value-type="string" calcext:value-type="string">
            <text:p>zeta-Cypermethrin</text:p>
          </table:table-cell>
          <table:table-cell office:value-type="float" office:value="1315501188" calcext:value-type="float">
            <text:p>1315501188</text:p>
          </table:table-cell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APTALAM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NAPTALAM</text:p>
          </table:table-cell>
          <table:table-cell office:value-type="string" calcext:value-type="string">
            <text:p>Naptalam</text:p>
          </table:table-cell>
          <table:table-cell office:value-type="float" office:value="132661" calcext:value-type="float">
            <text:p>132661</text:p>
          </table:table-cell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ETRAOXOSULFAT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TETRAOXOSULFATE</text:p>
          </table:table-cell>
          <table:table-cell table:style-name="ce1"/>
          <table:table-cell table:style-name="ce10"/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ODOSULFURON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IODOSULFURON</text:p>
          </table:table-cell>
          <table:table-cell office:value-type="string" calcext:value-type="string">
            <text:p>Iodosulfuron</text:p>
          </table:table-cell>
          <table:table-cell office:value-type="float" office:value="185119760" calcext:value-type="float">
            <text:p>185119760</text:p>
          </table:table-cell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ICHLOROPROPENE (I)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DICHLOROPROPENE</text:p>
          </table:table-cell>
          <table:table-cell table:style-name="ce1" office:value-type="string" calcext:value-type="string">
            <text:p>Dichloro-1-propene</text:p>
          </table:table-cell>
          <table:table-cell table:style-name="ce10" office:value-type="float" office:value="26952238" calcext:value-type="float">
            <text:p>26952238</text:p>
          </table:table-cell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CHLOROPROPENE</text:p>
          </table:table-cell>
          <table:table-cell table:style-name="ce1" office:value-type="string" calcext:value-type="string">
            <text:p>1,3-Dichloropropene</text:p>
          </table:table-cell>
          <table:table-cell table:style-name="ce10" office:value-type="float" office:value="542756" calcext:value-type="float">
            <text:p>542756</text:p>
          </table:table-cell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ARLIC JUICE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GARLIC JUICE</text:p>
          </table:table-cell>
          <table:table-cell table:style-name="ce1"/>
          <table:table-cell table:style-name="ce10"/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ENTIN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FENTIN</text:p>
          </table:table-cell>
          <table:table-cell office:value-type="string" calcext:value-type="string">
            <text:p>Fentin</text:p>
          </table:table-cell>
          <table:table-cell office:value-type="float" office:value="668348" calcext:value-type="float">
            <text:p>668348</text:p>
          </table:table-cell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ANCOZEB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MANCOZEB</text:p>
          </table:table-cell>
          <table:table-cell office:value-type="string" calcext:value-type="string">
            <text:p>Mancozeb</text:p>
          </table:table-cell>
          <table:table-cell table:style-name="ce9" office:value-type="string" calcext:value-type="string">
            <text:p>8018017</text:p>
          </table:table-cell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ZINC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ZINC</text:p>
          </table:table-cell>
          <table:table-cell table:style-name="ce1" office:value-type="string" calcext:value-type="string">
            <text:p>Zinc (II) cation</text:p>
          </table:table-cell>
          <table:table-cell table:style-name="ce10" office:value-type="float" office:value="23713497" calcext:value-type="float">
            <text:p>23713497</text:p>
          </table:table-cell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INC</text:p>
          </table:table-cell>
          <table:table-cell table:style-name="ce1" office:value-type="string" calcext:value-type="string">
            <text:p>Zinc</text:p>
          </table:table-cell>
          <table:table-cell table:style-name="ce10" office:value-type="float" office:value="7440666" calcext:value-type="float">
            <text:p>7440666</text:p>
          </table:table-cell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OPPER SULFATE (F)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COPPER SULFATE</text:p>
          </table:table-cell>
          <table:table-cell office:value-type="string" calcext:value-type="string">
            <text:p>Copper sulfate</text:p>
          </table:table-cell>
          <table:table-cell office:value-type="float" office:value="7758987" calcext:value-type="float">
            <text:p>7758987</text:p>
          </table:table-cell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EMBOTRION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TEMBOTRIONE</text:p>
          </table:table-cell>
          <table:table-cell office:value-type="string" calcext:value-type="string">
            <text:p>Tembotrione</text:p>
          </table:table-cell>
          <table:table-cell office:value-type="float" office:value="335104842" calcext:value-type="float">
            <text:p>335104842</text:p>
          </table:table-cell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LUSILAZOL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FLUSILAZOLE</text:p>
          </table:table-cell>
          <table:table-cell office:value-type="string" calcext:value-type="string">
            <text:p>Flusilazole</text:p>
          </table:table-cell>
          <table:table-cell office:value-type="float" office:value="85509199" calcext:value-type="float">
            <text:p>85509199</text:p>
          </table:table-cell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HOSPHORIC ACID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PHOSPHORIC ACID</text:p>
          </table:table-cell>
          <table:table-cell office:value-type="string" calcext:value-type="string">
            <text:p>Phosphoric acid</text:p>
          </table:table-cell>
          <table:table-cell office:value-type="float" office:value="7664382" calcext:value-type="float">
            <text:p>7664382</text:p>
          </table:table-cell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HIENCARBAZONE-METHYL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THIENCARBAZONE-METHYL</text:p>
          </table:table-cell>
          <table:table-cell office:value-type="string" calcext:value-type="string">
            <text:p>Thiencarbazone-methyl</text:p>
          </table:table-cell>
          <table:table-cell office:value-type="float" office:value="317815831" calcext:value-type="float">
            <text:p>317815831</text:p>
          </table:table-cell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ARPIN PROTEIN (I)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HARPIN PROTEIN</text:p>
          </table:table-cell>
          <table:table-cell table:style-name="ce2" office:value-type="string" calcext:value-type="string">
            <text:p>Harpin Ea</text:p>
          </table:table-cell>
          <table:table-cell table:style-name="ce11" office:value-type="float" office:value="151438549" calcext:value-type="float">
            <text:p>151438549</text:p>
          </table:table-cell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ACILLUS PUMILIS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BACILLUS PUMILIS</text:p>
          </table:table-cell>
          <table:table-cell table:style-name="ce1"/>
          <table:table-cell table:style-name="ce10"/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ACILLUS SUBTILIS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BACILLUS SUBTILIS</text:p>
          </table:table-cell>
          <table:table-cell office:value-type="string" calcext:value-type="string">
            <text:p>Bacillus subtilis</text:p>
          </table:table-cell>
          <table:table-cell office:value-type="float" office:value="68038700" calcext:value-type="float">
            <text:p>68038700</text:p>
          </table:table-cell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LUXAPYROXAD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FLUXAPYROXAD</text:p>
          </table:table-cell>
          <table:table-cell office:value-type="string" calcext:value-type="string">
            <text:p>Fluxapyroxad</text:p>
          </table:table-cell>
          <table:table-cell office:value-type="float" office:value="907204313" calcext:value-type="float">
            <text:p>907204313</text:p>
          </table:table-cell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ARPIN PROTEIN (F)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HARPIN PROTEIN</text:p>
          </table:table-cell>
          <table:table-cell table:style-name="ce2" office:value-type="string" calcext:value-type="string">
            <text:p>Harpin Ea</text:p>
          </table:table-cell>
          <table:table-cell table:style-name="ce11" office:value-type="float" office:value="151438549" calcext:value-type="float">
            <text:p>151438549</text:p>
          </table:table-cell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LPHA-CYPERMETHRIN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ALPHA-CYPERMETHRIN</text:p>
          </table:table-cell>
          <table:table-cell office:value-type="string" calcext:value-type="string">
            <text:p>alpha-Cypermethrin</text:p>
          </table:table-cell>
          <table:table-cell office:value-type="float" office:value="67375308" calcext:value-type="float">
            <text:p>67375308</text:p>
          </table:table-cell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SPERGILLUS FLAVUS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ASPERGILLUS FLAVUS</text:p>
          </table:table-cell>
          <table:table-cell table:style-name="ce1"/>
          <table:table-cell table:style-name="ce10"/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ETROLEUM OIL (F)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PETROLEUM OIL</text:p>
          </table:table-cell>
          <table:table-cell table:style-name="ce1" office:value-type="string" calcext:value-type="string">
            <text:p>Distillates, petroleum, hydrotreated heavy paraffinic</text:p>
          </table:table-cell>
          <table:table-cell table:style-name="ce10" office:value-type="float" office:value="64742547" calcext:value-type="float">
            <text:p>64742547</text:p>
          </table:table-cell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TROLEUM OIL</text:p>
          </table:table-cell>
          <table:table-cell table:style-name="ce1" office:value-type="string" calcext:value-type="string">
            <text:p>Petroleum</text:p>
          </table:table-cell>
          <table:table-cell table:style-name="ce12" office:value-type="string" calcext:value-type="string">
            <text:p>8002059</text:p>
          </table:table-cell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OPPER HYDROXIDE</text:p>
          </table:table-cell>
          <table:table-cell office:value-type="string" calcext:value-type="string">
            <text:p>Fungicide</text:p>
          </table:table-cell>
          <table:table-cell table:style-name="ce1" office:value-type="string" calcext:value-type="string">
            <text:p>COPPER HYDROXIDE</text:p>
          </table:table-cell>
          <table:table-cell table:style-name="ce1" office:value-type="string" calcext:value-type="string">
            <text:p>Copper hydroxide</text:p>
          </table:table-cell>
          <table:table-cell table:style-name="ce10" office:value-type="float" office:value="12125212" calcext:value-type="float">
            <text:p>12125212</text:p>
          </table:table-cell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OPPER OXYCHLORIDE</text:p>
          </table:table-cell>
          <table:table-cell office:value-type="string" calcext:value-type="string">
            <text:p>Fungicide</text:p>
          </table:table-cell>
          <table:table-cell table:style-name="ce1" office:value-type="string" calcext:value-type="string">
            <text:p>COPPER OXYCHLORIDE</text:p>
          </table:table-cell>
          <table:table-cell table:style-name="ce1" office:value-type="string" calcext:value-type="string">
            <text:p>Copper hydroxide (Cu(OH)2)</text:p>
          </table:table-cell>
          <table:table-cell table:style-name="ce10" office:value-type="float" office:value="20427592" calcext:value-type="float">
            <text:p>20427592</text:p>
          </table:table-cell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OPPER OXYCHLORIDE</text:p>
          </table:table-cell>
          <table:table-cell table:style-name="ce1" office:value-type="string" calcext:value-type="string">
            <text:p>Dicopper chloride trihydroxide</text:p>
          </table:table-cell>
          <table:table-cell table:style-name="ce10" office:value-type="float" office:value="1332656" calcext:value-type="float">
            <text:p>1332656</text:p>
          </table:table-cell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LUAZINAM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FLUAZINAM</text:p>
          </table:table-cell>
          <table:table-cell office:value-type="string" calcext:value-type="string">
            <text:p>Fluazinam</text:p>
          </table:table-cell>
          <table:table-cell office:value-type="float" office:value="79622596" calcext:value-type="float">
            <text:p>79622596</text:p>
          </table:table-cell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REYNOUTRIA SACHALINENSIS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REYNOUTRIA SACHALINENSIS</text:p>
          </table:table-cell>
          <table:table-cell table:style-name="ce1"/>
          <table:table-cell table:style-name="ce10"/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ACILLUS AMYLOLIQUEFACIEN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BACILLUS AMYLOLIQUEFACIEN</text:p>
          </table:table-cell>
          <table:table-cell table:style-name="ce1"/>
          <table:table-cell table:style-name="ce10"/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ALAUXIFEN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HALAUXIFEN</text:p>
          </table:table-cell>
          <table:table-cell office:value-type="string" calcext:value-type="string">
            <text:p>4-Amino-3-chloro-6-(4-chloro-2-fluoro-3-methoxyphenyl)-2-pyridinecarboxylic acid</text:p>
          </table:table-cell>
          <table:table-cell office:value-type="float" office:value="943832608" calcext:value-type="float">
            <text:p>943832608</text:p>
          </table:table-cell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YFLUMETOFEN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CYFLUMETOFEN</text:p>
          </table:table-cell>
          <table:table-cell office:value-type="string" calcext:value-type="string">
            <text:p>Cyflumetofen</text:p>
          </table:table-cell>
          <table:table-cell table:style-name="ce9" office:value-type="string" calcext:value-type="string">
            <text:p>400882077</text:p>
          </table:table-cell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OLYHEDROSIS VIRUS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POLYHEDROSIS VIRUS</text:p>
          </table:table-cell>
          <table:table-cell table:style-name="ce1"/>
          <table:table-cell table:style-name="ce10"/>
          <table:table-cell table:style-name="ce3"/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,4-D (H)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2,4-D</text:p>
          </table:table-cell>
          <table:table-cell office:value-type="string" calcext:value-type="string">
            <text:p>2,4-Dichlorophenoxyacetic acid</text:p>
          </table:table-cell>
          <table:table-cell office:value-type="float" office:value="94757" calcext:value-type="float">
            <text:p>94757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ACETOCHLOR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ACETOCHLOR</text:p>
          </table:table-cell>
          <table:table-cell office:value-type="string" calcext:value-type="string">
            <text:p>Acetochlor</text:p>
          </table:table-cell>
          <table:table-cell office:value-type="float" office:value="34256821" calcext:value-type="float">
            <text:p>34256821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ALACHLOR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ALACHLOR</text:p>
          </table:table-cell>
          <table:table-cell office:value-type="string" calcext:value-type="string">
            <text:p>Alachlor</text:p>
          </table:table-cell>
          <table:table-cell office:value-type="float" office:value="15972608" calcext:value-type="float">
            <text:p>15972608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AMETRYN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AMETRYN</text:p>
          </table:table-cell>
          <table:table-cell office:value-type="string" calcext:value-type="string">
            <text:p>Ametryn</text:p>
          </table:table-cell>
          <table:table-cell table:style-name="ce9" office:value-type="string" calcext:value-type="string">
            <text:p>834128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ATRAZIN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ATRAZINE</text:p>
          </table:table-cell>
          <table:table-cell office:value-type="string" calcext:value-type="string">
            <text:p>Atrazine</text:p>
          </table:table-cell>
          <table:table-cell office:value-type="float" office:value="1912249" calcext:value-type="float">
            <text:p>1912249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ROMOXYNIL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BROMOXYNIL</text:p>
          </table:table-cell>
          <table:table-cell office:value-type="string" calcext:value-type="string">
            <text:p>Bromoxynil</text:p>
          </table:table-cell>
          <table:table-cell office:value-type="float" office:value="1689845" calcext:value-type="float">
            <text:p>1689845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UTYLAT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BUTYLATE</text:p>
          </table:table-cell>
          <table:table-cell office:value-type="string" calcext:value-type="string">
            <text:p>Butylate</text:p>
          </table:table-cell>
          <table:table-cell office:value-type="float" office:value="2008415" calcext:value-type="float">
            <text:p>2008415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LOPYRALID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CLOPYRALID</text:p>
          </table:table-cell>
          <table:table-cell office:value-type="string" calcext:value-type="string">
            <text:p>Clopyralid</text:p>
          </table:table-cell>
          <table:table-cell office:value-type="float" office:value="1702176" calcext:value-type="float">
            <text:p>1702176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ICAMBA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DICAMBA</text:p>
          </table:table-cell>
          <table:table-cell office:value-type="string" calcext:value-type="string">
            <text:p>Dicamba</text:p>
          </table:table-cell>
          <table:table-cell office:value-type="float" office:value="1918009" calcext:value-type="float">
            <text:p>1918009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IMETHENAMID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DIMETHENAMID</text:p>
          </table:table-cell>
          <table:table-cell office:value-type="string" calcext:value-type="string">
            <text:p>Dimethenamid</text:p>
          </table:table-cell>
          <table:table-cell office:value-type="float" office:value="87674688" calcext:value-type="float">
            <text:p>87674688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IMETHYLARSINIC ACID (H)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DIMETHYLARSINIC ACID</text:p>
          </table:table-cell>
          <table:table-cell office:value-type="string" calcext:value-type="string">
            <text:p>Dimethylarsinic acid</text:p>
          </table:table-cell>
          <table:table-cell office:value-type="float" office:value="75605" calcext:value-type="float">
            <text:p>75605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IURON (H)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DIURON</text:p>
          </table:table-cell>
          <table:table-cell office:value-type="string" calcext:value-type="string">
            <text:p>Diuron</text:p>
          </table:table-cell>
          <table:table-cell office:value-type="float" office:value="330541" calcext:value-type="float">
            <text:p>330541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PTC</text:p>
          </table:table-cell>
          <table:table-cell office:value-type="string" calcext:value-type="string">
            <text:p>Herbicide</text:p>
          </table:table-cell>
          <table:table-cell table:number-columns-repeated="2" office:value-type="string" calcext:value-type="string">
            <text:p>EPTC</text:p>
          </table:table-cell>
          <table:table-cell office:value-type="float" office:value="759944" calcext:value-type="float">
            <text:p>759944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LUFENACET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FLUFENACET</text:p>
          </table:table-cell>
          <table:table-cell office:value-type="string" calcext:value-type="string">
            <text:p>Flufenacet</text:p>
          </table:table-cell>
          <table:table-cell office:value-type="float" office:value="142459583" calcext:value-type="float">
            <text:p>142459583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LUMETSULAM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FLUMETSULAM</text:p>
          </table:table-cell>
          <table:table-cell office:value-type="string" calcext:value-type="string">
            <text:p>Flumetsulam</text:p>
          </table:table-cell>
          <table:table-cell office:value-type="float" office:value="98967409" calcext:value-type="float">
            <text:p>98967409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LYPHOSATE (H)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GLYPHOSATE</text:p>
          </table:table-cell>
          <table:table-cell office:value-type="string" calcext:value-type="string">
            <text:p>Glyphosate</text:p>
          </table:table-cell>
          <table:table-cell office:value-type="float" office:value="1071836" calcext:value-type="float">
            <text:p>1071836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IMAZETHAPYR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IMAZETHAPYR</text:p>
          </table:table-cell>
          <table:table-cell office:value-type="string" calcext:value-type="string">
            <text:p>Imazethapyr</text:p>
          </table:table-cell>
          <table:table-cell office:value-type="float" office:value="81335775" calcext:value-type="float">
            <text:p>81335775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INURON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LINURON</text:p>
          </table:table-cell>
          <table:table-cell office:value-type="string" calcext:value-type="string">
            <text:p>Linuron</text:p>
          </table:table-cell>
          <table:table-cell office:value-type="float" office:value="330552" calcext:value-type="float">
            <text:p>330552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ETOLACHLOR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METOLACHLOR</text:p>
          </table:table-cell>
          <table:table-cell office:value-type="string" calcext:value-type="string">
            <text:p>Metolachlor</text:p>
          </table:table-cell>
          <table:table-cell office:value-type="float" office:value="51218452" calcext:value-type="float">
            <text:p>51218452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ETOLACHLOR-S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METOLACHLOR-S</text:p>
          </table:table-cell>
          <table:table-cell table:style-name="ce2" office:value-type="string" calcext:value-type="string">
            <text:p>S-Metolachlor</text:p>
          </table:table-cell>
          <table:table-cell table:style-name="ce13" office:value-type="float" office:value="87392129" calcext:value-type="float">
            <text:p>87392129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ICOSULFURON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NICOSULFURON</text:p>
          </table:table-cell>
          <table:table-cell office:value-type="string" calcext:value-type="string">
            <text:p>Nicosulfuron</text:p>
          </table:table-cell>
          <table:table-cell office:value-type="float" office:value="111991094" calcext:value-type="float">
            <text:p>111991094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XYFLUORFEN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OXYFLUORFEN</text:p>
          </table:table-cell>
          <table:table-cell office:value-type="string" calcext:value-type="string">
            <text:p>Oxyfluorfen</text:p>
          </table:table-cell>
          <table:table-cell office:value-type="float" office:value="42874033" calcext:value-type="float">
            <text:p>42874033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ARAQUAT (H)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PARAQUAT</text:p>
          </table:table-cell>
          <table:table-cell office:value-type="string" calcext:value-type="string">
            <text:p>Paraquat</text:p>
          </table:table-cell>
          <table:table-cell office:value-type="float" office:value="4685147" calcext:value-type="float">
            <text:p>4685147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ENDIMETHALIN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PENDIMETHALIN</text:p>
          </table:table-cell>
          <table:table-cell office:value-type="string" calcext:value-type="string">
            <text:p>Pendimethalin</text:p>
          </table:table-cell>
          <table:table-cell office:value-type="float" office:value="40487421" calcext:value-type="float">
            <text:p>40487421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ROPACHLOR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PROPACHLOR</text:p>
          </table:table-cell>
          <table:table-cell office:value-type="string" calcext:value-type="string">
            <text:p>Propachlor</text:p>
          </table:table-cell>
          <table:table-cell office:value-type="float" office:value="1918167" calcext:value-type="float">
            <text:p>1918167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ROSULFURON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PROSULFURON</text:p>
          </table:table-cell>
          <table:table-cell office:value-type="string" calcext:value-type="string">
            <text:p>Prosulfuron</text:p>
          </table:table-cell>
          <table:table-cell office:value-type="float" office:value="94125345" calcext:value-type="float">
            <text:p>94125345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YRIDAT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PYRIDATE</text:p>
          </table:table-cell>
          <table:table-cell office:value-type="string" calcext:value-type="string">
            <text:p>Pyridate</text:p>
          </table:table-cell>
          <table:table-cell office:value-type="float" office:value="55512339" calcext:value-type="float">
            <text:p>55512339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RIMSULFURON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RIMSULFURON</text:p>
          </table:table-cell>
          <table:table-cell office:value-type="string" calcext:value-type="string">
            <text:p>Rimsulfuron</text:p>
          </table:table-cell>
          <table:table-cell office:value-type="float" office:value="122931480" calcext:value-type="float">
            <text:p>122931480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ETHOXYDIM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SETHOXYDIM</text:p>
          </table:table-cell>
          <table:table-cell office:value-type="string" calcext:value-type="string">
            <text:p>Sethoxydim</text:p>
          </table:table-cell>
          <table:table-cell office:value-type="float" office:value="74051802" calcext:value-type="float">
            <text:p>74051802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IMAZIN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SIMAZINE</text:p>
          </table:table-cell>
          <table:table-cell office:value-type="string" calcext:value-type="string">
            <text:p>Simazine</text:p>
          </table:table-cell>
          <table:table-cell office:value-type="float" office:value="122349" calcext:value-type="float">
            <text:p>122349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IFLURALIN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TRIFLURALIN</text:p>
          </table:table-cell>
          <table:table-cell office:value-type="string" calcext:value-type="string">
            <text:p>Trifluralin</text:p>
          </table:table-cell>
          <table:table-cell table:style-name="ce9" office:value-type="string" calcext:value-type="string">
            <text:p>1582098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ACEPHATE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ACEPHATE</text:p>
          </table:table-cell>
          <table:table-cell office:value-type="string" calcext:value-type="string">
            <text:p>Acephate</text:p>
          </table:table-cell>
          <table:table-cell office:value-type="float" office:value="30560191" calcext:value-type="float">
            <text:p>30560191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ARBARYL (I)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CARBARYL</text:p>
          </table:table-cell>
          <table:table-cell office:value-type="string" calcext:value-type="string">
            <text:p>1-Naphthalenol, 1-(N-methylcarbamate)</text:p>
          </table:table-cell>
          <table:table-cell office:value-type="float" office:value="63252" calcext:value-type="float">
            <text:p>63252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ARBOFURAN (I)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CARBOFURAN</text:p>
          </table:table-cell>
          <table:table-cell office:value-type="string" calcext:value-type="string">
            <text:p>Carbofuran</text:p>
          </table:table-cell>
          <table:table-cell office:value-type="float" office:value="1563662" calcext:value-type="float">
            <text:p>1563662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HLORETHOXYFOS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CHLORETHOXYFOS</text:p>
          </table:table-cell>
          <table:table-cell office:value-type="string" calcext:value-type="string">
            <text:p>Chlorethoxyfos</text:p>
          </table:table-cell>
          <table:table-cell office:value-type="float" office:value="54593838" calcext:value-type="float">
            <text:p>54593838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HLORPYRIFOS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CHLORPYRIFOS</text:p>
          </table:table-cell>
          <table:table-cell office:value-type="string" calcext:value-type="string">
            <text:p>Chlorpyrifos</text:p>
          </table:table-cell>
          <table:table-cell office:value-type="float" office:value="2921882" calcext:value-type="float">
            <text:p>2921882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HALOTHRIN-LAMBDA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CYHALOTHRIN-LAMBDA</text:p>
          </table:table-cell>
          <table:table-cell table:style-name="ce2" office:value-type="string" calcext:value-type="string">
            <text:p>lambda-Cyhalothrin</text:p>
          </table:table-cell>
          <table:table-cell table:style-name="ce11" office:value-type="float" office:value="91465086" calcext:value-type="float">
            <text:p>91465086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PERMETHRIN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CYPERMETHRIN</text:p>
          </table:table-cell>
          <table:table-cell office:value-type="string" calcext:value-type="string">
            <text:p>Cypermethrin</text:p>
          </table:table-cell>
          <table:table-cell office:value-type="float" office:value="52315078" calcext:value-type="float">
            <text:p>52315078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IAZINON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DIAZINON</text:p>
          </table:table-cell>
          <table:table-cell office:value-type="string" calcext:value-type="string">
            <text:p>Diazinon</text:p>
          </table:table-cell>
          <table:table-cell office:value-type="float" office:value="333415" calcext:value-type="float">
            <text:p>333415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IMETHOATE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DIMETHOATE</text:p>
          </table:table-cell>
          <table:table-cell office:value-type="string" calcext:value-type="string">
            <text:p>Dimethoate</text:p>
          </table:table-cell>
          <table:table-cell office:value-type="float" office:value="60515" calcext:value-type="float">
            <text:p>60515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ISULFOTON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DISULFOTON</text:p>
          </table:table-cell>
          <table:table-cell office:value-type="string" calcext:value-type="string">
            <text:p>Disulfoton</text:p>
          </table:table-cell>
          <table:table-cell table:style-name="ce9" office:value-type="string" calcext:value-type="string">
            <text:p>298044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SFENVALERATE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ESFENVALERATE</text:p>
          </table:table-cell>
          <table:table-cell office:value-type="string" calcext:value-type="string">
            <text:p>Esfenvalerate</text:p>
          </table:table-cell>
          <table:table-cell table:style-name="ce9" office:value-type="string" calcext:value-type="string">
            <text:p>66230044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THOPROPHOS (I)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ETHOPROPHOS</text:p>
          </table:table-cell>
          <table:table-cell office:value-type="string" calcext:value-type="string">
            <text:p>Ethoprop</text:p>
          </table:table-cell>
          <table:table-cell office:value-type="float" office:value="13194484" calcext:value-type="float">
            <text:p>13194484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ENBUTATIN OXIDE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FENBUTATIN OXIDE</text:p>
          </table:table-cell>
          <table:table-cell office:value-type="string" calcext:value-type="string">
            <text:p>Fenbutatin oxide</text:p>
          </table:table-cell>
          <table:table-cell table:style-name="ce9" office:value-type="string" calcext:value-type="string">
            <text:p>13356086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PRONIL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FIPRONIL</text:p>
          </table:table-cell>
          <table:table-cell office:value-type="string" calcext:value-type="string">
            <text:p>Fipronil</text:p>
          </table:table-cell>
          <table:table-cell office:value-type="float" office:value="120068373" calcext:value-type="float">
            <text:p>120068373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LATHION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MALATHION</text:p>
          </table:table-cell>
          <table:table-cell office:value-type="string" calcext:value-type="string">
            <text:p>Malathion</text:p>
          </table:table-cell>
          <table:table-cell office:value-type="float" office:value="121755" calcext:value-type="float">
            <text:p>121755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ETHOMYL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METHOMYL</text:p>
          </table:table-cell>
          <table:table-cell office:value-type="string" calcext:value-type="string">
            <text:p>Methomyl</text:p>
          </table:table-cell>
          <table:table-cell office:value-type="float" office:value="16752775" calcext:value-type="float">
            <text:p>16752775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ETHYL PARATHION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METHYL PARATHION</text:p>
          </table:table-cell>
          <table:table-cell office:value-type="string" calcext:value-type="string">
            <text:p>Methyl parathion</text:p>
          </table:table-cell>
          <table:table-cell office:value-type="float" office:value="298000" calcext:value-type="float">
            <text:p>298000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ERMETHRIN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PERMETHRIN</text:p>
          </table:table-cell>
          <table:table-cell office:value-type="string" calcext:value-type="string">
            <text:p>Permethrin</text:p>
          </table:table-cell>
          <table:table-cell office:value-type="float" office:value="52645531" calcext:value-type="float">
            <text:p>52645531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HORATE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PHORATE</text:p>
          </table:table-cell>
          <table:table-cell office:value-type="string" calcext:value-type="string">
            <text:p>Phorate</text:p>
          </table:table-cell>
          <table:table-cell table:style-name="ce9" office:value-type="string" calcext:value-type="string">
            <text:p>298022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ROPARGITE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PROPARGITE</text:p>
          </table:table-cell>
          <table:table-cell office:value-type="string" calcext:value-type="string">
            <text:p>Propargite</text:p>
          </table:table-cell>
          <table:table-cell office:value-type="float" office:value="2312358" calcext:value-type="float">
            <text:p>2312358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FLUTHRIN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TEFLUTHRIN</text:p>
          </table:table-cell>
          <table:table-cell office:value-type="string" calcext:value-type="string">
            <text:p>Tefluthrin</text:p>
          </table:table-cell>
          <table:table-cell office:value-type="float" office:value="79538322" calcext:value-type="float">
            <text:p>79538322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RBUFOS (I)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TERBUFOS</text:p>
          </table:table-cell>
          <table:table-cell office:value-type="string" calcext:value-type="string">
            <text:p>Terbufos</text:p>
          </table:table-cell>
          <table:table-cell office:value-type="float" office:value="13071799" calcext:value-type="float">
            <text:p>13071799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LOMAZON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CLOMAZONE</text:p>
          </table:table-cell>
          <table:table-cell office:value-type="string" calcext:value-type="string">
            <text:p>Clomazone</text:p>
          </table:table-cell>
          <table:table-cell office:value-type="float" office:value="81777891" calcext:value-type="float">
            <text:p>81777891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LORANSULAM-METHYL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CLORANSULAM-METHYL</text:p>
          </table:table-cell>
          <table:table-cell office:value-type="string" calcext:value-type="string">
            <text:p>Cloransulam-methyl</text:p>
          </table:table-cell>
          <table:table-cell office:value-type="float" office:value="147150354" calcext:value-type="float">
            <text:p>147150354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THALFLURALIN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ETHALFLURALIN</text:p>
          </table:table-cell>
          <table:table-cell office:value-type="string" calcext:value-type="string">
            <text:p>Ethalfluralin</text:p>
          </table:table-cell>
          <table:table-cell office:value-type="float" office:value="55283686" calcext:value-type="float">
            <text:p>55283686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IMAZAMOX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IMAZAMOX</text:p>
          </table:table-cell>
          <table:table-cell office:value-type="string" calcext:value-type="string">
            <text:p>Imazamox</text:p>
          </table:table-cell>
          <table:table-cell office:value-type="float" office:value="114311329" calcext:value-type="float">
            <text:p>114311329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IMAZAQUIN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IMAZAQUIN</text:p>
          </table:table-cell>
          <table:table-cell office:value-type="string" calcext:value-type="string">
            <text:p>Imazaquin</text:p>
          </table:table-cell>
          <table:table-cell office:value-type="float" office:value="81335377" calcext:value-type="float">
            <text:p>81335377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ACTOFEN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LACTOFEN</text:p>
          </table:table-cell>
          <table:table-cell office:value-type="string" calcext:value-type="string">
            <text:p>Lactofen</text:p>
          </table:table-cell>
          <table:table-cell office:value-type="float" office:value="77501634" calcext:value-type="float">
            <text:p>77501634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UIZALOFOP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QUIZALOFOP</text:p>
          </table:table-cell>
          <table:table-cell office:value-type="string" calcext:value-type="string">
            <text:p>Quizalofop</text:p>
          </table:table-cell>
          <table:table-cell table:style-name="ce9" office:value-type="string" calcext:value-type="string">
            <text:p>76578126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ULFENTRAZON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SULFENTRAZONE</text:p>
          </table:table-cell>
          <table:table-cell office:value-type="string" calcext:value-type="string">
            <text:p>Sulfentrazone</text:p>
          </table:table-cell>
          <table:table-cell office:value-type="float" office:value="122836355" calcext:value-type="float">
            <text:p>122836355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I-ALLAT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TRI-ALLATE</text:p>
          </table:table-cell>
          <table:table-cell office:value-type="string" calcext:value-type="string">
            <text:p>Tri-allate</text:p>
          </table:table-cell>
          <table:table-cell office:value-type="float" office:value="2303175" calcext:value-type="float">
            <text:p>2303175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IBENURON METHYL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TRIBENURON METHYL</text:p>
          </table:table-cell>
          <table:table-cell office:value-type="string" calcext:value-type="string">
            <text:p>Tribenuron-methyl</text:p>
          </table:table-cell>
          <table:table-cell office:value-type="float" office:value="101200480" calcext:value-type="float">
            <text:p>101200480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ARFENTRAZONE-ETHYL (H)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CARFENTRAZONE-ETHYL</text:p>
          </table:table-cell>
          <table:table-cell office:value-type="string" calcext:value-type="string">
            <text:p>Carfentrazone-ethyl</text:p>
          </table:table-cell>
          <table:table-cell office:value-type="float" office:value="128639021" calcext:value-type="float">
            <text:p>128639021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IFLUFENZOPYR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DIFLUFENZOPYR</text:p>
          </table:table-cell>
          <table:table-cell office:value-type="string" calcext:value-type="string">
            <text:p>Diflufenzopyr</text:p>
          </table:table-cell>
          <table:table-cell office:value-type="float" office:value="109293972" calcext:value-type="float">
            <text:p>109293972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ELARGONIC ACID (H)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PELARGONIC ACID</text:p>
          </table:table-cell>
          <table:table-cell office:value-type="string" calcext:value-type="string">
            <text:p>Nonanoic acid</text:p>
          </table:table-cell>
          <table:table-cell office:value-type="float" office:value="112050" calcext:value-type="float">
            <text:p>112050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ROMETRYN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PROMETRYN</text:p>
          </table:table-cell>
          <table:table-cell office:value-type="string" calcext:value-type="string">
            <text:p>Prometryn</text:p>
          </table:table-cell>
          <table:table-cell office:value-type="float" office:value="7287196" calcext:value-type="float">
            <text:p>7287196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ETHOXYCHLOR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METHOXYCHLOR</text:p>
          </table:table-cell>
          <table:table-cell office:value-type="string" calcext:value-type="string">
            <text:p>Methoxychlor</text:p>
          </table:table-cell>
          <table:table-cell office:value-type="float" office:value="72435" calcext:value-type="float">
            <text:p>72435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HLORSULFURON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CHLORSULFURON</text:p>
          </table:table-cell>
          <table:table-cell office:value-type="string" calcext:value-type="string">
            <text:p>Chlorsulfuron</text:p>
          </table:table-cell>
          <table:table-cell office:value-type="float" office:value="64902723" calcext:value-type="float">
            <text:p>64902723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YRETHRINS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PYRETHRINS</text:p>
          </table:table-cell>
          <table:table-cell office:value-type="string" calcext:value-type="string">
            <text:p>Pyrethrins</text:p>
          </table:table-cell>
          <table:table-cell office:value-type="float" office:value="8003347" calcext:value-type="float">
            <text:p>8003347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ROTENONE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ROTENONE</text:p>
          </table:table-cell>
          <table:table-cell office:value-type="string" calcext:value-type="string">
            <text:p>Rotenone</text:p>
          </table:table-cell>
          <table:table-cell office:value-type="float" office:value="83794" calcext:value-type="float">
            <text:p>83794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ULFUR (I)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SULFUR</text:p>
          </table:table-cell>
          <table:table-cell office:value-type="string" calcext:value-type="string">
            <text:p>Sulfur</text:p>
          </table:table-cell>
          <table:table-cell office:value-type="float" office:value="7704349" calcext:value-type="float">
            <text:p>7704349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ESOTRION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MESOTRIONE</text:p>
          </table:table-cell>
          <table:table-cell office:value-type="string" calcext:value-type="string">
            <text:p>Mesotrione</text:p>
          </table:table-cell>
          <table:table-cell office:value-type="float" office:value="104206828" calcext:value-type="float">
            <text:p>104206828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LUMIOXAZIN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FLUMIOXAZIN</text:p>
          </table:table-cell>
          <table:table-cell office:value-type="string" calcext:value-type="string">
            <text:p>Flumioxazin</text:p>
          </table:table-cell>
          <table:table-cell office:value-type="float" office:value="103361097" calcext:value-type="float">
            <text:p>103361097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ORAMSULFURON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FORAMSULFURON</text:p>
          </table:table-cell>
          <table:table-cell office:value-type="string" calcext:value-type="string">
            <text:p>Foramsulfuron</text:p>
          </table:table-cell>
          <table:table-cell office:value-type="float" office:value="173159574" calcext:value-type="float">
            <text:p>173159574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ETHOXYFENOZIDE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METHOXYFENOZIDE</text:p>
          </table:table-cell>
          <table:table-cell office:value-type="string" calcext:value-type="string">
            <text:p>Methoxyfenozide</text:p>
          </table:table-cell>
          <table:table-cell office:value-type="float" office:value="161050584" calcext:value-type="float">
            <text:p>161050584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HLOROPICRIN (I)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CHLOROPICRIN</text:p>
          </table:table-cell>
          <table:table-cell office:value-type="string" calcext:value-type="string">
            <text:p>Trichloronitromethane</text:p>
          </table:table-cell>
          <table:table-cell table:style-name="ce9" office:value-type="string" calcext:value-type="string">
            <text:p>76062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AZADIRACHTIN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AZADIRACHTIN</text:p>
          </table:table-cell>
          <table:table-cell office:value-type="string" calcext:value-type="string">
            <text:p>Azadirachtin</text:p>
          </table:table-cell>
          <table:table-cell office:value-type="float" office:value="11141176" calcext:value-type="float">
            <text:p>11141176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YRAFLUFEN ETHYL (H)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PYRAFLUFEN ETHYL</text:p>
          </table:table-cell>
          <table:table-cell office:value-type="string" calcext:value-type="string">
            <text:p>Pyraflufen-ethyl</text:p>
          </table:table-cell>
          <table:table-cell office:value-type="float" office:value="129630199" calcext:value-type="float">
            <text:p>129630199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ALDICARB (I)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ALDICARB</text:p>
          </table:table-cell>
          <table:table-cell office:value-type="string" calcext:value-type="string">
            <text:p>Aldicarb</text:p>
          </table:table-cell>
          <table:table-cell table:style-name="ce9" office:value-type="string" calcext:value-type="string">
            <text:p>116063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HALOTHRIN-GAMMA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CYHALOTHRIN-GAMMA</text:p>
          </table:table-cell>
          <table:table-cell table:style-name="ce2" office:value-type="string" calcext:value-type="string">
            <text:p>gamma-Cyhalothrin</text:p>
          </table:table-cell>
          <table:table-cell table:style-name="ce11" office:value-type="float" office:value="76703623" calcext:value-type="float">
            <text:p>76703623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ELTAMETHRIN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DELTAMETHRIN</text:p>
          </table:table-cell>
          <table:table-cell office:value-type="string" calcext:value-type="string">
            <text:p>Deltamethrin</text:p>
          </table:table-cell>
          <table:table-cell office:value-type="float" office:value="52918635" calcext:value-type="float">
            <text:p>52918635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IFLUBENZURON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DIFLUBENZURON</text:p>
          </table:table-cell>
          <table:table-cell office:value-type="string" calcext:value-type="string">
            <text:p>Diflubenzuron</text:p>
          </table:table-cell>
          <table:table-cell office:value-type="float" office:value="35367385" calcext:value-type="float">
            <text:p>35367385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HIODICARB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THIODICARB</text:p>
          </table:table-cell>
          <table:table-cell office:value-type="string" calcext:value-type="string">
            <text:p>Thiodicarb</text:p>
          </table:table-cell>
          <table:table-cell office:value-type="float" office:value="59669260" calcext:value-type="float">
            <text:p>59669260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QUINCLORAC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QUINCLORAC</text:p>
          </table:table-cell>
          <table:table-cell office:value-type="string" calcext:value-type="string">
            <text:p>Quinclorac</text:p>
          </table:table-cell>
          <table:table-cell table:style-name="ce9" office:value-type="string" calcext:value-type="string">
            <text:p>84087014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IROMESIFEN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SPIROMESIFEN</text:p>
          </table:table-cell>
          <table:table-cell office:value-type="string" calcext:value-type="string">
            <text:p>Spiromesifen</text:p>
          </table:table-cell>
          <table:table-cell office:value-type="float" office:value="283594901" calcext:value-type="float">
            <text:p>283594901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AZOXYSTROBIN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AZOXYSTROBIN</text:p>
          </table:table-cell>
          <table:table-cell office:value-type="string" calcext:value-type="string">
            <text:p>Azoxystrobin</text:p>
          </table:table-cell>
          <table:table-cell office:value-type="float" office:value="131860338" calcext:value-type="float">
            <text:p>131860338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HLOROTHALONIL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CHLOROTHALONIL</text:p>
          </table:table-cell>
          <table:table-cell office:value-type="string" calcext:value-type="string">
            <text:p>Chlorothalonil</text:p>
          </table:table-cell>
          <table:table-cell office:value-type="float" office:value="1897456" calcext:value-type="float">
            <text:p>1897456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EFENOXAM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MEFENOXAM</text:p>
          </table:table-cell>
          <table:table-cell office:value-type="string" calcext:value-type="string">
            <text:p>Metalaxyl-M</text:p>
          </table:table-cell>
          <table:table-cell office:value-type="float" office:value="70630170" calcext:value-type="float">
            <text:p>70630170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YCLOBUTANIL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MYCLOBUTANIL</text:p>
          </table:table-cell>
          <table:table-cell office:value-type="string" calcext:value-type="string">
            <text:p>Myclobutanil</text:p>
          </table:table-cell>
          <table:table-cell office:value-type="float" office:value="88671890" calcext:value-type="float">
            <text:p>88671890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ROPICONAZOL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PROPICONAZOLE</text:p>
          </table:table-cell>
          <table:table-cell office:value-type="string" calcext:value-type="string">
            <text:p>Propiconazole</text:p>
          </table:table-cell>
          <table:table-cell office:value-type="float" office:value="60207901" calcext:value-type="float">
            <text:p>60207901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YRACLOSTROBIN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PYRACLOSTROBIN</text:p>
          </table:table-cell>
          <table:table-cell office:value-type="string" calcext:value-type="string">
            <text:p>Pyraclostrobin</text:p>
          </table:table-cell>
          <table:table-cell office:value-type="float" office:value="175013180" calcext:value-type="float">
            <text:p>175013180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ULFUR (F)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SULFUR</text:p>
          </table:table-cell>
          <table:table-cell office:value-type="string" calcext:value-type="string">
            <text:p>Sulfur</text:p>
          </table:table-cell>
          <table:table-cell office:value-type="float" office:value="7704349" calcext:value-type="float">
            <text:p>7704349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BUCONAZOL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TEBUCONAZOLE</text:p>
          </table:table-cell>
          <table:table-cell office:value-type="string" calcext:value-type="string">
            <text:p>Tebuconazole</text:p>
          </table:table-cell>
          <table:table-cell office:value-type="float" office:value="107534963" calcext:value-type="float">
            <text:p>107534963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TRACONAZOL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TETRACONAZOLE</text:p>
          </table:table-cell>
          <table:table-cell office:value-type="string" calcext:value-type="string">
            <text:p>Tetraconazole</text:p>
          </table:table-cell>
          <table:table-cell office:value-type="float" office:value="112281773" calcext:value-type="float">
            <text:p>112281773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IFLOXYSTROBIN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TRIFLOXYSTROBIN</text:p>
          </table:table-cell>
          <table:table-cell office:value-type="string" calcext:value-type="string">
            <text:p>Trifloxystrobin</text:p>
          </table:table-cell>
          <table:table-cell office:value-type="float" office:value="141517217" calcext:value-type="float">
            <text:p>141517217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OPRAMEZON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TOPRAMEZONE</text:p>
          </table:table-cell>
          <table:table-cell office:value-type="string" calcext:value-type="string">
            <text:p>Topramezone</text:p>
          </table:table-cell>
          <table:table-cell office:value-type="float" office:value="210631688" calcext:value-type="float">
            <text:p>210631688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ALKOXYDIM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TRALKOXYDIM</text:p>
          </table:table-cell>
          <table:table-cell office:value-type="string" calcext:value-type="string">
            <text:p>Tralkoxydim</text:p>
          </table:table-cell>
          <table:table-cell office:value-type="float" office:value="87820880" calcext:value-type="float">
            <text:p>87820880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INOSYN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SPINOSYN</text:p>
          </table:table-cell>
          <table:table-cell table:style-name="ce2" office:value-type="string" calcext:value-type="string">
            <text:p>Spinosad</text:p>
          </table:table-cell>
          <table:table-cell table:style-name="ce11" office:value-type="float" office:value="168316958" calcext:value-type="float">
            <text:p>168316958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HIOPHANATE-METHYL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THIOPHANATE-METHYL</text:p>
          </table:table-cell>
          <table:table-cell office:value-type="string" calcext:value-type="string">
            <text:p>Thiophanate-methyl</text:p>
          </table:table-cell>
          <table:table-cell table:style-name="ce9" office:value-type="string" calcext:value-type="string">
            <text:p>23564058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SMA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MSMA</text:p>
          </table:table-cell>
          <table:table-cell office:value-type="string" calcext:value-type="string">
            <text:p>Monosodium methanearsonate</text:p>
          </table:table-cell>
          <table:table-cell office:value-type="float" office:value="2163806" calcext:value-type="float">
            <text:p>2163806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EB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MANEB</text:p>
          </table:table-cell>
          <table:table-cell office:value-type="string" calcext:value-type="string">
            <text:p>Maneb</text:p>
          </table:table-cell>
          <table:table-cell office:value-type="float" office:value="12427382" calcext:value-type="float">
            <text:p>12427382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CPA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MCPA</text:p>
          </table:table-cell>
          <table:table-cell office:value-type="string" calcext:value-type="string">
            <text:p>2-(4-Chloro-2-methylphenoxy)acetic acid</text:p>
          </table:table-cell>
          <table:table-cell office:value-type="float" office:value="94746" calcext:value-type="float">
            <text:p>94746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IMIDACLOPRID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IMIDACLOPRID</text:p>
          </table:table-cell>
          <table:table-cell office:value-type="string" calcext:value-type="string">
            <text:p>Imidacloprid</text:p>
          </table:table-cell>
          <table:table-cell office:value-type="float" office:value="138261413" calcext:value-type="float">
            <text:p>138261413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LUTRIAFOL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FLUTRIAFOL</text:p>
          </table:table-cell>
          <table:table-cell office:value-type="string" calcext:value-type="string">
            <text:p>Flutriafol</text:p>
          </table:table-cell>
          <table:table-cell office:value-type="float" office:value="76674210" calcext:value-type="float">
            <text:p>76674210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ETCONAZOL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METCONAZOLE</text:p>
          </table:table-cell>
          <table:table-cell office:value-type="string" calcext:value-type="string">
            <text:p>Metconazole</text:p>
          </table:table-cell>
          <table:table-cell office:value-type="float" office:value="125116236" calcext:value-type="float">
            <text:p>125116236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HIAMETHOXAM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THIAMETHOXAM</text:p>
          </table:table-cell>
          <table:table-cell office:value-type="string" calcext:value-type="string">
            <text:p>Thiamethoxam</text:p>
          </table:table-cell>
          <table:table-cell office:value-type="float" office:value="153719234" calcext:value-type="float">
            <text:p>153719234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LUTHIACET-METHYL (H)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FLUTHIACET-METHYL</text:p>
          </table:table-cell>
          <table:table-cell office:value-type="string" calcext:value-type="string">
            <text:p>Fluthiacet-methyl</text:p>
          </table:table-cell>
          <table:table-cell office:value-type="float" office:value="117337196" calcext:value-type="float">
            <text:p>117337196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ROTHIOCONAZOL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PROTHIOCONAZOLE</text:p>
          </table:table-cell>
          <table:table-cell office:value-type="string" calcext:value-type="string">
            <text:p>Prothioconazole</text:p>
          </table:table-cell>
          <table:table-cell office:value-type="float" office:value="178928706" calcext:value-type="float">
            <text:p>178928706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ALOMETHRIN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TRALOMETHRIN</text:p>
          </table:table-cell>
          <table:table-cell office:value-type="string" calcext:value-type="string">
            <text:p>Tralomethrin</text:p>
          </table:table-cell>
          <table:table-cell office:value-type="float" office:value="66841256" calcext:value-type="float">
            <text:p>66841256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EXYTHIAZOX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HEXYTHIAZOX</text:p>
          </table:table-cell>
          <table:table-cell office:value-type="string" calcext:value-type="string">
            <text:p>Hexythiazox</text:p>
          </table:table-cell>
          <table:table-cell office:value-type="float" office:value="78587050" calcext:value-type="float">
            <text:p>78587050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PROCONAZOL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CYPROCONAZOLE</text:p>
          </table:table-cell>
          <table:table-cell office:value-type="string" calcext:value-type="string">
            <text:p>Cyproconazole</text:p>
          </table:table-cell>
          <table:table-cell table:style-name="ce9" office:value-type="string" calcext:value-type="string">
            <text:p>94361065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INDOXACARB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INDOXACARB</text:p>
          </table:table-cell>
          <table:table-cell office:value-type="string" calcext:value-type="string">
            <text:p>Indoxacarb</text:p>
          </table:table-cell>
          <table:table-cell office:value-type="float" office:value="173584446" calcext:value-type="float">
            <text:p>173584446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LUOXASTROBIN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FLUOXASTROBIN</text:p>
          </table:table-cell>
          <table:table-cell office:value-type="string" calcext:value-type="string">
            <text:p>Fluoxastrobin</text:p>
          </table:table-cell>
          <table:table-cell office:value-type="float" office:value="361377299" calcext:value-type="float">
            <text:p>361377299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AFLUFENACIL (H)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SAFLUFENACIL</text:p>
          </table:table-cell>
          <table:table-cell office:value-type="string" calcext:value-type="string">
            <text:p>Saflufenacil</text:p>
          </table:table-cell>
          <table:table-cell office:value-type="float" office:value="372137354" calcext:value-type="float">
            <text:p>372137354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ETALDEHYDE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METALDEHYDE</text:p>
          </table:table-cell>
          <table:table-cell office:value-type="string" calcext:value-type="string">
            <text:p>Metaldehyde</text:p>
          </table:table-cell>
          <table:table-cell office:value-type="float" office:value="37273919" calcext:value-type="float">
            <text:p>37273919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ICROTOPHOS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DICROTOPHOS</text:p>
          </table:table-cell>
          <table:table-cell office:value-type="string" calcext:value-type="string">
            <text:p>Dicrotophos</text:p>
          </table:table-cell>
          <table:table-cell office:value-type="float" office:value="141662" calcext:value-type="float">
            <text:p>141662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INETORAM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SPINETORAM</text:p>
          </table:table-cell>
          <table:table-cell office:value-type="string" calcext:value-type="string">
            <text:p>Spinetoram</text:p>
          </table:table-cell>
          <table:table-cell office:value-type="float" office:value="935545747" calcext:value-type="float">
            <text:p>935545747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AMINOPYRALID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AMINOPYRALID</text:p>
          </table:table-cell>
          <table:table-cell office:value-type="string" calcext:value-type="string">
            <text:p>4-Amino-3,6-dichloro-2-pyridinecarboxylic acid</text:p>
          </table:table-cell>
          <table:table-cell office:value-type="float" office:value="150114719" calcext:value-type="float">
            <text:p>150114719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ICLOPYR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TRICLOPYR</text:p>
          </table:table-cell>
          <table:table-cell office:value-type="string" calcext:value-type="string">
            <text:p>Triclopyr</text:p>
          </table:table-cell>
          <table:table-cell office:value-type="float" office:value="55335063" calcext:value-type="float">
            <text:p>55335063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ENOMYL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BENOMYL</text:p>
          </table:table-cell>
          <table:table-cell office:value-type="string" calcext:value-type="string">
            <text:p>Benomyl</text:p>
          </table:table-cell>
          <table:table-cell office:value-type="float" office:value="17804352" calcext:value-type="float">
            <text:p>17804352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APTAN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CAPTAN</text:p>
          </table:table-cell>
          <table:table-cell office:value-type="string" calcext:value-type="string">
            <text:p>Captan</text:p>
          </table:table-cell>
          <table:table-cell table:style-name="ce9" office:value-type="string" calcext:value-type="string">
            <text:p>133062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ENHEXAMID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FENHEXAMID</text:p>
          </table:table-cell>
          <table:table-cell office:value-type="string" calcext:value-type="string">
            <text:p>Fenhexamid</text:p>
          </table:table-cell>
          <table:table-cell office:value-type="float" office:value="126833178" calcext:value-type="float">
            <text:p>126833178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ABAMECTIN (I)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ABAMECTIN</text:p>
          </table:table-cell>
          <table:table-cell office:value-type="string" calcext:value-type="string">
            <text:p>Avermectin B1a</text:p>
          </table:table-cell>
          <table:table-cell office:value-type="float" office:value="71751412" calcext:value-type="float">
            <text:p>71751412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LUBENDIAMIDE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FLUBENDIAMIDE</text:p>
          </table:table-cell>
          <table:table-cell office:value-type="string" calcext:value-type="string">
            <text:p>Flubendiamide</text:p>
          </table:table-cell>
          <table:table-cell office:value-type="float" office:value="272451657" calcext:value-type="float">
            <text:p>272451657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YROXASULFON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PYROXASULFONE</text:p>
          </table:table-cell>
          <table:table-cell office:value-type="string" calcext:value-type="string">
            <text:p>Pyroxasulfone</text:p>
          </table:table-cell>
          <table:table-cell office:value-type="float" office:value="447399555" calcext:value-type="float">
            <text:p>447399555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HLORANTRANILIPROLE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CHLORANTRANILIPROLE</text:p>
          </table:table-cell>
          <table:table-cell office:value-type="string" calcext:value-type="string">
            <text:p>Chlorantraniliprole</text:p>
          </table:table-cell>
          <table:table-cell office:value-type="float" office:value="500008457" calcext:value-type="float">
            <text:p>500008457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TOXAZOLE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ETOXAZOLE</text:p>
          </table:table-cell>
          <table:table-cell office:value-type="string" calcext:value-type="string">
            <text:p>Etoxazole</text:p>
          </table:table-cell>
          <table:table-cell office:value-type="float" office:value="153233911" calcext:value-type="float">
            <text:p>153233911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ICOXYSTROBIN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PICOXYSTROBIN</text:p>
          </table:table-cell>
          <table:table-cell office:value-type="string" calcext:value-type="string">
            <text:p>Picoxystrobin</text:p>
          </table:table-cell>
          <table:table-cell office:value-type="float" office:value="117428225" calcext:value-type="float">
            <text:p>117428225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ENPYROXIMATE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FENPYROXIMATE</text:p>
          </table:table-cell>
          <table:table-cell office:value-type="string" calcext:value-type="string">
            <text:p>Fenpyroximate</text:p>
          </table:table-cell>
          <table:table-cell office:value-type="float" office:value="134098616" calcext:value-type="float">
            <text:p>134098616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IFENOCONAZOL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DIFENOCONAZOLE</text:p>
          </table:table-cell>
          <table:table-cell office:value-type="string" calcext:value-type="string">
            <text:p>Difenoconazole</text:p>
          </table:table-cell>
          <table:table-cell office:value-type="float" office:value="119446683" calcext:value-type="float">
            <text:p>119446683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ALCIUM POLYSULFIDE (F)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CALCIUM POLYSULFIDE</text:p>
          </table:table-cell>
          <table:table-cell office:value-type="string" calcext:value-type="string">
            <text:p>Calcium polysulfide</text:p>
          </table:table-cell>
          <table:table-cell office:value-type="float" office:value="1344816" calcext:value-type="float">
            <text:p>1344816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FENAZATE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BIFENAZATE</text:p>
          </table:table-cell>
          <table:table-cell office:value-type="string" calcext:value-type="string">
            <text:p>Bifenazate</text:p>
          </table:table-cell>
          <table:table-cell office:value-type="float" office:value="149877418" calcext:value-type="float">
            <text:p>149877418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LOTHIANIDIN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CLOTHIANIDIN</text:p>
          </table:table-cell>
          <table:table-cell office:value-type="string" calcext:value-type="string">
            <text:p>Clothianidin</text:p>
          </table:table-cell>
          <table:table-cell office:value-type="float" office:value="210880925" calcext:value-type="float">
            <text:p>210880925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CYCLOPYRON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BICYCLOPYRONE</text:p>
          </table:table-cell>
          <table:table-cell office:value-type="string" calcext:value-type="string">
            <text:p>Bicyclopyrone</text:p>
          </table:table-cell>
          <table:table-cell office:value-type="float" office:value="352010685" calcext:value-type="float">
            <text:p>352010685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SCALID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BOSCALID</text:p>
          </table:table-cell>
          <table:table-cell office:value-type="string" calcext:value-type="string">
            <text:p>Boscalid</text:p>
          </table:table-cell>
          <table:table-cell office:value-type="float" office:value="188425856" calcext:value-type="float">
            <text:p>188425856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LUPYRADIFURONE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FLUPYRADIFURONE</text:p>
          </table:table-cell>
          <table:table-cell office:value-type="string" calcext:value-type="string">
            <text:p>Flupyradifurone</text:p>
          </table:table-cell>
          <table:table-cell office:value-type="float" office:value="951659408" calcext:value-type="float">
            <text:p>951659408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ULFOXAFLOR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SULFOXAFLOR</text:p>
          </table:table-cell>
          <table:table-cell office:value-type="string" calcext:value-type="string">
            <text:p>Sulfoxaflor</text:p>
          </table:table-cell>
          <table:table-cell office:value-type="float" office:value="946578003" calcext:value-type="float">
            <text:p>946578003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ENZOVINDIFLUPYR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BENZOVINDIFLUPYR</text:p>
          </table:table-cell>
          <table:table-cell office:value-type="string" calcext:value-type="string">
            <text:p>Benzovindiflupyr</text:p>
          </table:table-cell>
          <table:table-cell office:value-type="float" office:value="1072957711" calcext:value-type="float">
            <text:p>1072957711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IPERONYL BUTOXIDE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PIPERONYL BUTOXIDE</text:p>
          </table:table-cell>
          <table:table-cell office:value-type="string" calcext:value-type="string">
            <text:p>Piperonyl butoxide</text:p>
          </table:table-cell>
          <table:table-cell table:style-name="ce9" office:value-type="string" calcext:value-type="string">
            <text:p>51036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ENTHIOPYRAD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PENTHIOPYRAD</text:p>
          </table:table-cell>
          <table:table-cell office:value-type="string" calcext:value-type="string">
            <text:p>Penthiopyrad</text:p>
          </table:table-cell>
          <table:table-cell office:value-type="float" office:value="183675823" calcext:value-type="float">
            <text:p>183675823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ACETAMIPRID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ACETAMIPRID</text:p>
          </table:table-cell>
          <table:table-cell office:value-type="string" calcext:value-type="string">
            <text:p>Acetamiprid</text:p>
          </table:table-cell>
          <table:table-cell office:value-type="float" office:value="135410207" calcext:value-type="float">
            <text:p>135410207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EFENTRIFLUCONAZOL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MEFENTRIFLUCONAZOLE</text:p>
          </table:table-cell>
          <table:table-cell office:value-type="string" calcext:value-type="string">
            <text:p>Mefentrifluconazole</text:p>
          </table:table-cell>
          <table:table-cell office:value-type="float" office:value="1417782036" calcext:value-type="float">
            <text:p>1417782036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YDIFLUMETOFEN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PYDIFLUMETOFEN</text:p>
          </table:table-cell>
          <table:table-cell office:value-type="string" calcext:value-type="string">
            <text:p>Pydiflumetofen</text:p>
          </table:table-cell>
          <table:table-cell office:value-type="float" office:value="1228284647" calcext:value-type="float">
            <text:p>1228284647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OLPYRALAT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TOLPYRALATE</text:p>
          </table:table-cell>
          <table:table-cell office:value-type="string" calcext:value-type="string">
            <text:p>Tolpyralate</text:p>
          </table:table-cell>
          <table:table-cell office:value-type="float" office:value="1101132675" calcext:value-type="float">
            <text:p>1101132675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XAFEN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BIXAFEN</text:p>
          </table:table-cell>
          <table:table-cell office:value-type="string" calcext:value-type="string">
            <text:p>Bixafen</text:p>
          </table:table-cell>
          <table:table-cell office:value-type="float" office:value="581809463" calcext:value-type="float">
            <text:p>581809463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AFIDOPYROPEN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AFIDOPYROPEN</text:p>
          </table:table-cell>
          <table:table-cell office:value-type="string" calcext:value-type="string">
            <text:p>Afidopyropen</text:p>
          </table:table-cell>
          <table:table-cell office:value-type="float" office:value="915972177" calcext:value-type="float">
            <text:p>915972177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LUOPYRAM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FLUOPYRAM</text:p>
          </table:table-cell>
          <table:table-cell office:value-type="string" calcext:value-type="string">
            <text:p>Fluopyram</text:p>
          </table:table-cell>
          <table:table-cell office:value-type="float" office:value="658066354" calcext:value-type="float">
            <text:p>658066354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OVALURON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NOVALURON</text:p>
          </table:table-cell>
          <table:table-cell office:value-type="string" calcext:value-type="string">
            <text:p>Novaluron</text:p>
          </table:table-cell>
          <table:table-cell office:value-type="float" office:value="116714466" calcext:value-type="float">
            <text:p>116714466</text:p>
          </table:table-cell>
          <table:table-cell table:style-name="ce3"/>
          <table:table-cell table:style-name="ce3" office:value-type="string" calcext:value-type="string">
            <text:p>TRUE</text:p>
          </table:table-cell>
        </table:table-row>
        <table:table-row table:style-name="ro1" table:number-rows-repeated="10483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ltTox" table:style-name="ta1">
        <table:table-column table:style-name="co6" table:default-cell-style-name="Default"/>
        <table:table-column table:style-name="co4" table:default-cell-style-name="ce8"/>
        <table:table-column table:style-name="co4" table:number-columns-repeated="3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groTrakName</text:p>
          </table:table-cell>
          <table:table-cell table:style-name="Default" office:value-type="string" calcext:value-type="string">
            <text:p>cas.number</text:p>
          </table:table-cell>
          <table:table-cell office:value-type="string" calcext:value-type="string">
            <text:p>ConcType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LifeStage</text:p>
          </table:table-cell>
          <table:table-cell office:value-type="string" calcext:value-type="string">
            <text:p>ExposureType</text:p>
          </table:table-cell>
          <table:table-cell office:value-type="string" calcext:value-type="string">
            <text:p>Endpoint</text:p>
          </table:table-cell>
          <table:table-cell office:value-type="string" calcext:value-type="string">
            <text:p>ObsRespMean</text:p>
          </table:table-cell>
          <table:table-cell office:value-type="string" calcext:value-type="string">
            <text:p>ToxUnit</text:p>
          </table:table-cell>
        </table:table-row>
        <table:table-row table:style-name="ro1">
          <table:table-cell office:value-type="string" calcext:value-type="string">
            <text:p>2,4-DB (H)</text:p>
          </table:table-cell>
          <table:table-cell office:value-type="float" office:value="94826" calcext:value-type="float">
            <text:p>94826</text:p>
          </table:table-cell>
          <table:table-cell table:number-columns-repeated="4"/>
          <table:table-cell office:value-type="string" calcext:value-type="string">
            <text:p>LD50</text:p>
          </table:table-cell>
          <table:table-cell table:style-name="ce15" office:value-type="float" office:value="14.5" calcext:value-type="float">
            <text:p>14.5</text:p>
          </table:table-cell>
          <table:table-cell table:style-name="ce15" office:value-type="string" calcext:value-type="string">
            <text:p>ug/bee</text:p>
          </table:table-cell>
        </table:table-row>
        <table:table-row table:style-name="ro1">
          <table:table-cell office:value-type="string" calcext:value-type="string">
            <text:p>BENTAZONE</text:p>
          </table:table-cell>
          <table:table-cell office:value-type="float" office:value="25057890" calcext:value-type="float">
            <text:p>250578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YANAZINE</text:p>
          </table:table-cell>
          <table:table-cell office:value-type="float" office:value="21725462" calcext:value-type="float">
            <text:p>217254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UMICLORAC (H)</text:p>
          </table:table-cell>
          <table:table-cell table:style-name="ce9" office:value-type="string" calcext:value-type="string">
            <text:p>875470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UFOSINATE (H)</text:p>
          </table:table-cell>
          <table:table-cell office:value-type="float" office:value="51276472" calcext:value-type="float">
            <text:p>512764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LOSULFURON</text:p>
          </table:table-cell>
          <table:table-cell office:value-type="float" office:value="135397307" calcext:value-type="float">
            <text:p>1353973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AZAPYR</text:p>
          </table:table-cell>
          <table:table-cell office:value-type="float" office:value="81334341" calcext:value-type="float">
            <text:p>813343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OXAFLUTOLE</text:p>
          </table:table-cell>
          <table:table-cell office:value-type="float" office:value="141112290" calcext:value-type="float">
            <text:p>1411122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TRIBUZIN</text:p>
          </table:table-cell>
          <table:table-cell office:value-type="float" office:value="21087649" calcext:value-type="float">
            <text:p>210876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IMISULFURON</text:p>
          </table:table-cell>
          <table:table-cell office:value-type="float" office:value="113036876" calcext:value-type="float">
            <text:p>1130368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LFOSATE</text:p>
          </table:table-cell>
          <table:table-cell office:value-type="float" office:value="81591813" calcext:value-type="float">
            <text:p>815918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IFENSULFURON</text:p>
          </table:table-cell>
          <table:table-cell office:value-type="float" office:value="79277671" calcext:value-type="float">
            <text:p>792776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ILLUS THURINGIENSIS</text:p>
          </table:table-cell>
          <table:table-cell office:value-type="float" office:value="68038711" calcext:value-type="float">
            <text:p>680387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FENTHRIN</text:p>
          </table:table-cell>
          <table:table-cell table:style-name="ce9" office:value-type="string" calcext:value-type="string">
            <text:p>826570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YFLUTHRIN</text:p>
          </table:table-cell>
          <table:table-cell office:value-type="float" office:value="68359375" calcext:value-type="float">
            <text:p>68359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NOFOS</text:p>
          </table:table-cell>
          <table:table-cell office:value-type="float" office:value="944229" calcext:value-type="float">
            <text:p>9442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BUPIRIMPHOS</text:p>
          </table:table-cell>
          <table:table-cell office:value-type="float" office:value="96182535" calcext:value-type="float">
            <text:p>961825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IFLUORFEN</text:p>
          </table:table-cell>
          <table:table-cell office:value-type="float" office:value="50594666" calcext:value-type="float">
            <text:p>505946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LORIMURON</text:p>
          </table:table-cell>
          <table:table-cell office:value-type="float" office:value="99283008" calcext:value-type="float">
            <text:p>992830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ETHODIM</text:p>
          </table:table-cell>
          <table:table-cell office:value-type="float" office:value="99129212" calcext:value-type="float">
            <text:p>991292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NOXAPROP</text:p>
          </table:table-cell>
          <table:table-cell table:style-name="ce9" office:value-type="string" calcext:value-type="string">
            <text:p>956170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UAZIFOP</text:p>
          </table:table-cell>
          <table:table-cell office:value-type="float" office:value="69335917" calcext:value-type="float">
            <text:p>693359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MESAFEN</text:p>
          </table:table-cell>
          <table:table-cell office:value-type="float" office:value="72178020" calcext:value-type="float">
            <text:p>721780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RFLURAZON</text:p>
          </table:table-cell>
          <table:table-cell office:value-type="float" office:value="27314132" calcext:value-type="float">
            <text:p>273141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NOLATE</text:p>
          </table:table-cell>
          <table:table-cell office:value-type="float" office:value="1929777" calcext:value-type="float">
            <text:p>19297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METHENAMID-P</text:p>
          </table:table-cell>
          <table:table-cell office:value-type="float" office:value="163515148" calcext:value-type="float">
            <text:p>1635151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UROXYPYR</text:p>
          </table:table-cell>
          <table:table-cell office:value-type="float" office:value="69377817" calcext:value-type="float">
            <text:p>693778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TSULFURON</text:p>
          </table:table-cell>
          <table:table-cell office:value-type="float" office:value="79510488" calcext:value-type="float">
            <text:p>795104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TA-CYPERMETHRIN</text:p>
          </table:table-cell>
          <table:table-cell office:value-type="float" office:value="1315501188" calcext:value-type="float">
            <text:p>13155011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PTALAM</text:p>
          </table:table-cell>
          <table:table-cell office:value-type="float" office:value="132661" calcext:value-type="float">
            <text:p>1326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TRAOXOSULFATE</text:p>
          </table:table-cell>
          <table:table-cell table:style-name="ce10"/>
          <table:table-cell table:number-columns-repeated="7"/>
        </table:table-row>
        <table:table-row table:style-name="ro1">
          <table:table-cell office:value-type="string" calcext:value-type="string">
            <text:p>IODOSULFURON</text:p>
          </table:table-cell>
          <table:table-cell office:value-type="float" office:value="185119760" calcext:value-type="float">
            <text:p>1851197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CHLOROPROPENE (I)</text:p>
          </table:table-cell>
          <table:table-cell table:style-name="ce10" office:value-type="float" office:value="26952238" calcext:value-type="float">
            <text:p>26952238</text:p>
          </table:table-cell>
          <table:table-cell table:number-columns-repeated="7"/>
        </table:table-row>
        <table:table-row table:style-name="ro1">
          <table:table-cell/>
          <table:table-cell table:style-name="ce10" office:value-type="float" office:value="542756" calcext:value-type="float">
            <text:p>5427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RLIC JUICE</text:p>
          </table:table-cell>
          <table:table-cell table:style-name="ce10"/>
          <table:table-cell table:number-columns-repeated="7"/>
        </table:table-row>
        <table:table-row table:style-name="ro1">
          <table:table-cell office:value-type="string" calcext:value-type="string">
            <text:p>FENTIN</text:p>
          </table:table-cell>
          <table:table-cell office:value-type="float" office:value="668348" calcext:value-type="float">
            <text:p>6683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COZEB</text:p>
          </table:table-cell>
          <table:table-cell table:style-name="ce9" office:value-type="string" calcext:value-type="string">
            <text:p>80180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INC</text:p>
          </table:table-cell>
          <table:table-cell table:style-name="ce10" office:value-type="float" office:value="23713497" calcext:value-type="float">
            <text:p>23713497</text:p>
          </table:table-cell>
          <table:table-cell table:number-columns-repeated="7"/>
        </table:table-row>
        <table:table-row table:style-name="ro1">
          <table:table-cell/>
          <table:table-cell table:style-name="ce10" office:value-type="float" office:value="7440666" calcext:value-type="float">
            <text:p>74406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PPER SULFATE (F)</text:p>
          </table:table-cell>
          <table:table-cell office:value-type="float" office:value="7758987" calcext:value-type="float">
            <text:p>77589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MBOTRIONE</text:p>
          </table:table-cell>
          <table:table-cell office:value-type="float" office:value="335104842" calcext:value-type="float">
            <text:p>3351048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USILAZOLE</text:p>
          </table:table-cell>
          <table:table-cell office:value-type="float" office:value="85509199" calcext:value-type="float">
            <text:p>855091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OSPHORIC ACID</text:p>
          </table:table-cell>
          <table:table-cell office:value-type="float" office:value="7664382" calcext:value-type="float">
            <text:p>76643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IENCARBAZONE-METHYL</text:p>
          </table:table-cell>
          <table:table-cell office:value-type="float" office:value="317815831" calcext:value-type="float">
            <text:p>3178158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RPIN PROTEIN (I)</text:p>
          </table:table-cell>
          <table:table-cell table:style-name="ce11" office:value-type="float" office:value="151438549" calcext:value-type="float">
            <text:p>1514385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ILLUS PUMILIS</text:p>
          </table:table-cell>
          <table:table-cell table:style-name="ce10"/>
          <table:table-cell table:number-columns-repeated="7"/>
        </table:table-row>
        <table:table-row table:style-name="ro1">
          <table:table-cell office:value-type="string" calcext:value-type="string">
            <text:p>BACILLUS SUBTILIS</text:p>
          </table:table-cell>
          <table:table-cell office:value-type="float" office:value="68038700" calcext:value-type="float">
            <text:p>680387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UXAPYROXAD</text:p>
          </table:table-cell>
          <table:table-cell office:value-type="float" office:value="907204313" calcext:value-type="float">
            <text:p>9072043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RPIN PROTEIN (F)</text:p>
          </table:table-cell>
          <table:table-cell table:style-name="ce11" office:value-type="float" office:value="151438549" calcext:value-type="float">
            <text:p>1514385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PHA-CYPERMETHRIN</text:p>
          </table:table-cell>
          <table:table-cell office:value-type="float" office:value="67375308" calcext:value-type="float">
            <text:p>673753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PERGILLUS FLAVUS</text:p>
          </table:table-cell>
          <table:table-cell table:style-name="ce10"/>
          <table:table-cell table:number-columns-repeated="7"/>
        </table:table-row>
        <table:table-row table:style-name="ro1">
          <table:table-cell office:value-type="string" calcext:value-type="string">
            <text:p>PETROLEUM OIL (F)</text:p>
          </table:table-cell>
          <table:table-cell table:style-name="ce10" office:value-type="float" office:value="64742547" calcext:value-type="float">
            <text:p>64742547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string" calcext:value-type="string">
            <text:p>8002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PPER HYDROXIDE</text:p>
          </table:table-cell>
          <table:table-cell table:style-name="ce10" office:value-type="float" office:value="12125212" calcext:value-type="float">
            <text:p>121252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PPER OXYCHLORIDE</text:p>
          </table:table-cell>
          <table:table-cell table:style-name="ce10" office:value-type="float" office:value="20427592" calcext:value-type="float">
            <text:p>20427592</text:p>
          </table:table-cell>
          <table:table-cell table:number-columns-repeated="7"/>
        </table:table-row>
        <table:table-row table:style-name="ro1">
          <table:table-cell/>
          <table:table-cell table:style-name="ce10" office:value-type="float" office:value="1332656" calcext:value-type="float">
            <text:p>13326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UAZINAM</text:p>
          </table:table-cell>
          <table:table-cell office:value-type="float" office:value="79622596" calcext:value-type="float">
            <text:p>796225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YNOUTRIA SACHALINENSIS</text:p>
          </table:table-cell>
          <table:table-cell table:style-name="ce10"/>
          <table:table-cell table:number-columns-repeated="7"/>
        </table:table-row>
        <table:table-row table:style-name="ro1">
          <table:table-cell office:value-type="string" calcext:value-type="string">
            <text:p>BACILLUS AMYLOLIQUEFACIEN</text:p>
          </table:table-cell>
          <table:table-cell table:style-name="ce10"/>
          <table:table-cell table:number-columns-repeated="7"/>
        </table:table-row>
        <table:table-row table:style-name="ro1">
          <table:table-cell office:value-type="string" calcext:value-type="string">
            <text:p>HALAUXIFEN</text:p>
          </table:table-cell>
          <table:table-cell office:value-type="float" office:value="943832608" calcext:value-type="float">
            <text:p>9438326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YFLUMETOFEN</text:p>
          </table:table-cell>
          <table:table-cell table:style-name="ce9" office:value-type="string" calcext:value-type="string">
            <text:p>4008820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YHEDROSIS VIRUS</text:p>
          </table:table-cell>
          <table:table-cell table:style-name="ce10"/>
          <table:table-cell table:number-columns-repeated="7"/>
        </table:table-row>
      </table:table>
      <table:named-expressions/>
      <table:database-ranges>
        <table:database-range table:name="__Anonymous_Sheet_DB__0" table:target-range-address="AgroTrakCornSoy_aiList.A1:AgroTrakCornSoy_aiList.G212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5">00/00/0000</text:date>, <text:time style:data-style-name="N2" text:time-value="11:52:18.6847739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11-15T12:38:34.976091206</dc:date>
    <meta:editing-duration>PT2H8M39S</meta:editing-duration>
    <meta:editing-cycles>11</meta:editing-cycles>
    <meta:document-statistic meta:table-count="2" meta:cell-count="1378" meta:object-count="0"/>
  </office:meta>
</office:document-meta>
</file>